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dabd1" officeooo:paragraph-rsid="000dabd1"/>
    </style:style>
    <style:style style:name="P2" style:family="paragraph" style:parent-style-name="Standard">
      <style:paragraph-properties fo:line-height="200%"/>
      <style:text-properties officeooo:paragraph-rsid="000dabd1"/>
    </style:style>
    <style:style style:name="P3" style:family="paragraph" style:parent-style-name="Standard">
      <style:paragraph-properties fo:line-height="200%"/>
      <style:text-properties officeooo:paragraph-rsid="0011ac74"/>
    </style:style>
    <style:style style:name="P4" style:family="paragraph" style:parent-style-name="Standard">
      <style:paragraph-properties fo:line-height="200%"/>
      <style:text-properties officeooo:rsid="001660a2" officeooo:paragraph-rsid="001660a2"/>
    </style:style>
    <style:style style:name="P5" style:family="paragraph" style:parent-style-name="Standard">
      <style:paragraph-properties fo:line-height="200%"/>
      <style:text-properties officeooo:rsid="001f58e1" officeooo:paragraph-rsid="001f58e1"/>
    </style:style>
    <style:style style:name="P6" style:family="paragraph" style:parent-style-name="Standard">
      <style:paragraph-properties fo:line-height="150%"/>
      <style:text-properties officeooo:rsid="002101c5" officeooo:paragraph-rsid="002101c5"/>
    </style:style>
    <style:style style:name="P7" style:family="paragraph" style:parent-style-name="Standard">
      <style:paragraph-properties fo:line-height="150%"/>
      <style:text-properties officeooo:rsid="00243610" officeooo:paragraph-rsid="00243610"/>
    </style:style>
    <style:style style:name="P8" style:family="paragraph" style:parent-style-name="Standard">
      <style:paragraph-properties fo:line-height="150%"/>
      <style:text-properties officeooo:rsid="00249f5a" officeooo:paragraph-rsid="00249f5a"/>
    </style:style>
    <style:style style:name="P9" style:family="paragraph" style:parent-style-name="Standard">
      <style:paragraph-properties fo:line-height="200%"/>
      <style:text-properties officeooo:rsid="000f4d8c" officeooo:paragraph-rsid="001268a3"/>
    </style:style>
    <style:style style:name="P10" style:family="paragraph" style:parent-style-name="Standard">
      <style:paragraph-properties fo:line-height="150%"/>
      <style:text-properties officeooo:rsid="00243610" officeooo:paragraph-rsid="00245042"/>
    </style:style>
    <style:style style:name="P11" style:family="paragraph" style:parent-style-name="Standard">
      <style:paragraph-properties fo:line-height="150%"/>
      <style:text-properties officeooo:rsid="00243610" officeooo:paragraph-rsid="00243610"/>
    </style:style>
    <style:style style:name="P12" style:family="paragraph" style:parent-style-name="Standard">
      <style:paragraph-properties fo:line-height="150%"/>
      <style:text-properties officeooo:rsid="00249f5a" officeooo:paragraph-rsid="00249f5a"/>
    </style:style>
    <style:style style:name="P13" style:family="paragraph" style:parent-style-name="Standard">
      <style:paragraph-properties fo:line-height="150%"/>
      <style:text-properties officeooo:rsid="002fee48" officeooo:paragraph-rsid="002fee48"/>
    </style:style>
    <style:style style:name="P14" style:family="paragraph" style:parent-style-name="Standard">
      <style:paragraph-properties fo:line-height="150%"/>
      <style:text-properties officeooo:rsid="002fee48" officeooo:paragraph-rsid="0031d138"/>
    </style:style>
    <style:style style:name="P15" style:family="paragraph" style:parent-style-name="Standard">
      <style:paragraph-properties fo:line-height="200%"/>
      <style:text-properties officeooo:rsid="002fee48" officeooo:paragraph-rsid="002fee48"/>
    </style:style>
    <style:style style:name="P16" style:family="paragraph" style:parent-style-name="Standard">
      <style:paragraph-properties fo:line-height="200%"/>
      <style:text-properties officeooo:rsid="000dabd1" officeooo:paragraph-rsid="000dabd1"/>
    </style:style>
    <style:style style:name="P17" style:family="paragraph" style:parent-style-name="Standard">
      <style:paragraph-properties fo:line-height="150%"/>
      <style:text-properties officeooo:rsid="0031d138" officeooo:paragraph-rsid="0031d138"/>
    </style:style>
    <style:style style:name="P18" style:family="paragraph" style:parent-style-name="Standard">
      <style:paragraph-properties fo:line-height="150%"/>
      <style:text-properties officeooo:rsid="0031d138" officeooo:paragraph-rsid="00336543"/>
    </style:style>
    <style:style style:name="P19" style:family="paragraph" style:parent-style-name="Standard">
      <style:paragraph-properties fo:line-height="150%"/>
      <style:text-properties officeooo:rsid="00343f26" officeooo:paragraph-rsid="00343f26"/>
    </style:style>
    <style:style style:name="P20" style:family="paragraph" style:parent-style-name="Standard">
      <style:paragraph-properties fo:line-height="150%"/>
      <style:text-properties officeooo:rsid="003550dc" officeooo:paragraph-rsid="003550dc"/>
    </style:style>
    <style:style style:name="P21" style:family="paragraph" style:parent-style-name="Standard">
      <style:paragraph-properties fo:line-height="200%"/>
      <style:text-properties officeooo:rsid="001f58e1" officeooo:paragraph-rsid="001f58e1"/>
    </style:style>
    <style:style style:name="P22" style:family="paragraph" style:parent-style-name="Standard">
      <style:paragraph-properties fo:line-height="200%"/>
      <style:text-properties officeooo:paragraph-rsid="0011ac74"/>
    </style:style>
    <style:style style:name="P23" style:family="paragraph" style:parent-style-name="Standard">
      <style:paragraph-properties fo:line-height="150%"/>
      <style:text-properties officeooo:rsid="003d7551" officeooo:paragraph-rsid="003d7551"/>
    </style:style>
    <style:style style:name="P24" style:family="paragraph" style:parent-style-name="Standard">
      <style:paragraph-properties fo:line-height="150%"/>
      <style:text-properties officeooo:rsid="003d7551" officeooo:paragraph-rsid="003f6c02"/>
    </style:style>
    <style:style style:name="P25" style:family="paragraph" style:parent-style-name="Standard">
      <style:paragraph-properties fo:line-height="150%"/>
      <style:text-properties officeooo:rsid="003f78e9" officeooo:paragraph-rsid="003f78e9"/>
    </style:style>
    <style:style style:name="P26" style:family="paragraph" style:parent-style-name="Standard">
      <style:paragraph-properties fo:line-height="150%"/>
      <style:text-properties officeooo:rsid="0042c740" officeooo:paragraph-rsid="0042c740"/>
    </style:style>
    <style:style style:name="P27" style:family="paragraph" style:parent-style-name="Standard">
      <style:paragraph-properties fo:line-height="150%"/>
      <style:text-properties officeooo:rsid="0042c740" officeooo:paragraph-rsid="00446357"/>
    </style:style>
    <style:style style:name="P28" style:family="paragraph" style:parent-style-name="Standard">
      <style:paragraph-properties fo:line-height="150%"/>
      <style:text-properties officeooo:rsid="0042c740" officeooo:paragraph-rsid="0044ed97"/>
    </style:style>
    <style:style style:name="P29" style:family="paragraph" style:parent-style-name="Standard">
      <style:paragraph-properties fo:line-height="200%"/>
      <style:text-properties officeooo:rsid="00471a68" officeooo:paragraph-rsid="00471a68"/>
    </style:style>
    <style:style style:name="P30" style:family="paragraph" style:parent-style-name="Standard">
      <style:paragraph-properties fo:line-height="150%"/>
      <style:text-properties officeooo:rsid="0049422f" officeooo:paragraph-rsid="002fee48"/>
    </style:style>
    <style:style style:name="P31" style:family="paragraph" style:parent-style-name="Standard">
      <style:paragraph-properties fo:line-height="150%"/>
      <style:text-properties officeooo:rsid="0049422f" officeooo:paragraph-rsid="0049422f"/>
    </style:style>
    <style:style style:name="T1" style:family="text">
      <style:text-properties officeooo:rsid="000dabd1"/>
    </style:style>
    <style:style style:name="T2" style:family="text">
      <style:text-properties officeooo:rsid="0010da82"/>
    </style:style>
    <style:style style:name="T3" style:family="text">
      <style:text-properties officeooo:rsid="001268a3"/>
    </style:style>
    <style:style style:name="T4" style:family="text">
      <style:text-properties officeooo:rsid="0012f4d6"/>
    </style:style>
    <style:style style:name="T5" style:family="text">
      <style:text-properties officeooo:rsid="00181817"/>
    </style:style>
    <style:style style:name="T6" style:family="text">
      <style:text-properties officeooo:rsid="001a4865"/>
    </style:style>
    <style:style style:name="T7" style:family="text">
      <style:text-properties officeooo:rsid="001c4340"/>
    </style:style>
    <style:style style:name="T8" style:family="text">
      <style:text-properties officeooo:rsid="001e26d6"/>
    </style:style>
    <style:style style:name="T9" style:family="text">
      <style:text-properties officeooo:rsid="0020577f"/>
    </style:style>
    <style:style style:name="T10" style:family="text">
      <style:text-properties officeooo:rsid="002101c5"/>
    </style:style>
    <style:style style:name="T11" style:family="text">
      <style:text-properties officeooo:rsid="002257c5"/>
    </style:style>
    <style:style style:name="T12" style:family="text">
      <style:text-properties officeooo:rsid="00272efe"/>
    </style:style>
    <style:style style:name="T13" style:family="text">
      <style:text-properties officeooo:rsid="0031d138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336543"/>
    </style:style>
    <style:style style:name="T16" style:family="text">
      <style:text-properties style:text-underline-style="none" officeooo:rsid="00340630"/>
    </style:style>
    <style:style style:name="T17" style:family="text">
      <style:text-properties officeooo:rsid="003209cc"/>
    </style:style>
    <style:style style:name="T18" style:family="text">
      <style:text-properties officeooo:rsid="00336543"/>
    </style:style>
    <style:style style:name="T19" style:family="text">
      <style:text-properties officeooo:rsid="00343f26"/>
    </style:style>
    <style:style style:name="T20" style:family="text">
      <style:text-properties officeooo:rsid="00366c65"/>
    </style:style>
    <style:style style:name="T21" style:family="text">
      <style:text-properties officeooo:rsid="00382f7e"/>
    </style:style>
    <style:style style:name="T22" style:family="text">
      <style:text-properties officeooo:rsid="0039652d"/>
    </style:style>
    <style:style style:name="T23" style:family="text">
      <style:text-properties officeooo:rsid="003ac436"/>
    </style:style>
    <style:style style:name="T24" style:family="text">
      <style:text-properties officeooo:rsid="003f6c02"/>
    </style:style>
    <style:style style:name="T25" style:family="text">
      <style:text-properties officeooo:rsid="003f78e9"/>
    </style:style>
    <style:style style:name="T26" style:family="text">
      <style:text-properties officeooo:rsid="0042c740"/>
    </style:style>
    <style:style style:name="T27" style:family="text">
      <style:text-properties officeooo:rsid="00446357"/>
    </style:style>
    <style:style style:name="T28" style:family="text">
      <style:text-properties officeooo:rsid="004835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ngyuan Liu</text:p>
      <text:p text:style-name="P29">Zhi<text:span text:style-name="T28">w</text:span>en Luo</text:p>
      <text:p text:style-name="P1">CS465</text:p>
      <text:p text:style-name="P1">HW2</text:p>
      <text:p text:style-name="P1"/>
      <text:p text:style-name="P15">Part 1</text:p>
      <text:p text:style-name="P1">1.</text:p>
      <text:p text:style-name="P1">a.</text:p>
      <text:p text:style-name="P1"><text:tab/>The <text:span text:style-name="T6">first instruction is not included in MIPS instructions set because it will </text:span>be <text:span text:style-name="T6">a </text:span>slow instructions. <text:span text:style-name="T21">It needs more than one step, combining with branch involves more work per instruction, requiring a slower clock, which will casue all instructions penalized. </text:span>Design Principle one is Simplicity favors regularity. <text:span text:style-name="T2">Design principle 2 is to have smaller instructions because they are faster. Design principle 3 is to make the common case fast. According to these principles, we want to have each MIPS instruction process one step at a time. For the second instruction, we don’t need the instruction because we already have slt. We can implement it using slt.</text:span></text:p>
      <text:p text:style-name="P1"/>
      <text:p text:style-name="P1">b. </text:p>
      <text:p text:style-name="P2"><text:span text:style-name="T1"><text:tab/></text:span>A. abs $t2, $t3 # R[rd] = | R[rs] |</text:p>
      <text:p text:style-name="P9"><text:tab/>Abs:</text:p>
      <text:p text:style-name="P3"><text:tab/><text:tab/><text:span text:style-name="T3">sub $t2, $zero, $t3</text:span></text:p>
      <text:p text:style-name="P3"><text:tab/><text:tab/><text:span text:style-name="T5">slt $t2, $t3, $zero</text:span></text:p>
      <text:p text:style-name="P3"><text:tab/><text:tab/><text:span text:style-name="T5">bne $t3, $zero Done</text:span></text:p>
      <text:p text:style-name="P3"><text:tab/><text:tab/><text:span text:style-name="T4">add $t2, $t3, $zer0</text:span></text:p>
      <text:p text:style-name="P3"><text:tab/><text:span text:style-name="T5">Done:</text:span></text:p>
      <text:p text:style-name="P3"><text:tab/><text:span text:style-name="T7">B. </text:span>sgt $t1, $t2, $t3 # R[rd] = (R[rs] &gt; R[rt]) ? 1.0</text:p>
      <text:p text:style-name="P3"><text:soft-page-break/><text:tab/><text:span text:style-name="T7">slt $t1, $t3, $t2</text:span></text:p>
      <text:p text:style-name="P3"/>
      <text:p text:style-name="P4">c.</text:p>
      <text:p text:style-name="P4"><text:tab/><text:span text:style-name="T8">The first case concerns the calculation of the absolute value. We can use I-format to implement this instruction. R[rs] = $t2, R[rt] = $t3. For the second instruction, we can use R-format to implement this instruction. It concerns the set-greater-than-function. That is, the destination register R[rd] is equal to R[rd] = 1 if R[rs] &gt; R[rt]. It is obvious that this command is type R format and in this case we have R[rd] = $t1, R[rs] = $t2, and R[rt] = $t3. </text:span></text:p>
      <text:p text:style-name="P5"/>
      <text:p text:style-name="P5">2.</text:p>
      <text:p text:style-name="P5">a.</text:p>
      <text:p text:style-name="P5"><text:tab/>When $t<text:span text:style-name="T10">2</text:span> = 0, <text:s/>this Loop will stop. <text:span text:style-name="T10">And when $t1 = 0, $t2 = 0.</text:span> <text:s/>For each loop, <text:span text:style-name="T10">$</text:span>t1 will decrement by 1, <text:span text:style-name="T9">$</text:span>s2 will increment by 2. In the end, when $t1 = 0, $t2 = 0. $s2 = 20.</text:p>
      <text:p text:style-name="P5"/>
      <text:p text:style-name="P6">b.</text:p>
      <text:p text:style-name="P6"><text:tab/>int y = <text:span text:style-name="T11">10</text:span>;</text:p>
      <text:p text:style-name="P6"><text:tab/><text:span text:style-name="T12">do {</text:span></text:p>
      <text:p text:style-name="P6"><text:tab/><text:tab/><text:span text:style-name="T12">x = x + 2;</text:span></text:p>
      <text:p text:style-name="P6"><text:tab/><text:tab/><text:span text:style-name="T12">y = y – 1;</text:span></text:p>
      <text:p text:style-name="P6"><text:tab/><text:span text:style-name="T12">} while ( y &gt; 0);</text:span></text:p>
      <text:p text:style-name="P7"/>
      <text:p text:style-name="P7">c.</text:p>
      <text:p text:style-name="P10"><text:tab/>For N &lt;= 0, there are 3 MIPS instructions executed. Because at the second step, $t2 is equal to 0, and the instruction will jump to DONE. <text:span text:style-name="T23">Total is 2 </text:span>instructions. </text:p>
      <text:p text:style-name="P10"><text:tab/>For N &gt; 0, there are 5 * N + <text:span text:style-name="T23">2</text:span> instructions executed. Because each loop has 5 instructions. We have to loop N times to reduce $t1 to 0. When $t1 becomes zero, we need the extra 3 steps that<text:tab/>are needed when N &lt;= 0.</text:p>
      <text:p text:style-name="P8"/>
      <text:p text:style-name="P8"><text:soft-page-break/></text:p>
      <text:p text:style-name="P8">3.</text:p>
      <text:p text:style-name="P8">a.</text:p>
      <text:p text:style-name="P23"><text:tab/>One branch. Branch instruction has 16 bits offset. After calculating the offset, we get 0x7FFF, it is less than 2^15.</text:p>
      <text:p text:style-name="P23"/>
      <text:p text:style-name="P23">b.</text:p>
      <text:p text:style-name="P24"><text:tab/>One <text:span text:style-name="T26">Jump</text:span>. Jump instruction has 26 bits <text:span text:style-name="T25">address</text:span>. After calculating the <text:span text:style-name="T25">address</text:span>, we get 0x<text:span text:style-name="T24">8000,</text:span> it is less than 2^<text:span text:style-name="T24">2</text:span>5.</text:p>
      <text:p text:style-name="P24"/>
      <text:p text:style-name="P25">c.</text:p>
      <text:p text:style-name="P26"><text:tab/>Cannot jump to that address, because PC is all 0s, the first number of hexadecimal address should be 0.</text:p>
      <text:p text:style-name="P26"/>
      <text:p text:style-name="P26">d.</text:p>
      <text:p text:style-name="P27"><text:tab/> Cannot <text:span text:style-name="T27">branch </text:span>to that address. <text:span text:style-name="T27">After calculating offset for branching the address 0x00020000, <text:s/>we found offset doesn’t exist.</text:span></text:p>
      <text:p text:style-name="P27"/>
      <text:p text:style-name="P27"><text:span text:style-name="T27">f.<text:tab/></text:span></text:p>
      <text:p text:style-name="P28"><text:span text:style-name="T27"><text:tab/>Immediate Addressing: addi $t0, $t0, 1</text:span></text:p>
      <text:p text:style-name="P28"><text:span text:style-name="T27"><text:tab/>Register Addressing: add $t0, $t1, $t2</text:span></text:p>
      <text:p text:style-name="P28"><text:span text:style-name="T27"><text:tab/>Base Addressing: lw $t0, 4($t1)</text:span></text:p>
      <text:p text:style-name="P28"><text:span text:style-name="T27"><text:tab/>PC-relative Addressing: beq $t0, $t1, L1</text:span></text:p>
      <text:p text:style-name="P28"><text:span text:style-name="T27"><text:tab/>Pseudodirect Addressing: j L1 </text:span></text:p>
      <text:p text:style-name="P27"><text:tab/></text:p>
      <text:p text:style-name="P27"/>
      <text:p text:style-name="P13">Part 2 </text:p>
      <text:p text:style-name="P13">number of MIPS instructions run: 77257</text:p>
      <text:p text:style-name="P13">R-type: 22382</text:p>
      <text:p text:style-name="P13">I-type: 52818</text:p>
      <text:p text:style-name="P13">J-type: 2057</text:p>
      <text:p text:style-name="P13"/>
      <text:p text:style-name="P13">Algorithm:</text:p>
      <text:p text:style-name="P17"><text:soft-page-break/>I wrote the program in java first.</text:p>
      <text:p text:style-name="P17"/>
      <text:p text:style-name="P17">// Based on Phone layout</text:p>
      <text:p text:style-name="P19">// (0,0) is 1, (0,1) is 2 ….. <text:s/>(2,2) is 9, (3,1) is 0</text:p>
      <text:p text:style-name="P17">int Rows = 4;</text:p>
      <text:p text:style-name="P17">int Cols = 3;</text:p>
      <text:p text:style-name="P13">main <text:span text:style-name="T13">{</text:span></text:p>
      <text:p text:style-name="P13"><text:tab/><text:span text:style-name="T13">int total = 0;</text:span></text:p>
      <text:p text:style-name="P13"><text:tab/>// <text:span text:style-name="T19">From digit 2 to 9</text:span></text:p>
      <text:p text:style-name="P14"><text:tab/>// <text:span text:style-name="T13">For each digit, find the number of unique possible phone numbers.</text:span></text:p>
      <text:p text:style-name="P14"><text:tab/>// <text:span text:style-name="T13">And add that number to total.</text:span></text:p>
      <text:p text:style-name="P14"><text:tab/>// <text:span text:style-name="T13">This is where I start the first recursive call</text:span></text:p>
      <text:p text:style-name="P14"><text:tab/><text:span text:style-name="T13">for(int i = 0; i&lt; Rows – 1; i++)</text:span></text:p>
      <text:p text:style-name="P14"><text:tab/><text:tab/><text:span text:style-name="T13">for(int j = 0; i&lt; Cols; j++)</text:span></text:p>
      <text:p text:style-name="P14"><text:tab/><text:tab/><text:tab/><text:span text:style-name="T13">if(i == 0 &amp;&amp; j == 0) {</text:span></text:p>
      <text:p text:style-name="P14"><text:tab/><text:tab/><text:tab/><text:tab/>// <text:span text:style-name="T13">do nothing, this is 1.</text:span></text:p>
      <text:p text:style-name="P14"><text:span text:style-name="T13"><text:tab/><text:tab/><text:tab/>} else {</text:span></text:p>
      <text:p text:style-name="P17"><text:tab/><text:tab/><text:tab/><text:tab/>total += numOfPNumbers(i, j, 1);</text:p>
      <text:p text:style-name="P17"><text:tab/><text:tab/><text:tab/>}</text:p>
      <text:p text:style-name="P17"><text:tab/><text:tab/>}</text:p>
      <text:p text:style-name="P17"><text:tab/>}</text:p>
      <text:p text:style-name="P17"><text:tab/>println(total);</text:p>
      <text:p text:style-name="P17">}</text:p>
      <text:p text:style-name="P17"/>
      <text:p text:style-name="P17">// <text:span text:style-name="T17">This is recursive function for finding total number</text:span></text:p>
      <text:p text:style-name="P17">int numOfPNumbers(int x, <text:s/>int y, <text:s/>int length) {</text:p>
      <text:p text:style-name="P17"><text:s text:c="8"/>int total = 0;</text:p>
      <text:p text:style-name="P17"><text:s text:c="8"/>if ((x == 3 &amp;&amp; y != 1)) {</text:p>
      <text:p text:style-name="P17"><text:s text:c="12"/>// This is a symbol</text:p>
      <text:p text:style-name="P17"><text:tab/>// this phone number in invalid, return 0</text:p>
      <text:p text:style-name="P17"><text:s text:c="12"/>return 0;</text:p>
      <text:p text:style-name="P17"><text:s text:c="8"/>} else if(length == 7) {</text:p>
      <text:p text:style-name="P17"><text:tab/>// A valid phone number found, return 1</text:p>
      <text:p text:style-name="P17"><text:soft-page-break/><text:s text:c="12"/>return 1;</text:p>
      <text:p text:style-name="P17"><text:s text:c="8"/>} else {</text:p>
      <text:p text:style-name="P17"><text:s text:c="12"/>if (!(x + 2 &gt;= ROWS || y + 1 &gt;= COLS || x + 2 &lt; 0 || y + 1 &lt; 0)) {</text:p>
      <text:p text:style-name="P18"><text:tab/> <text:s text:c="3"/>// if <text:span text:style-name="T18">this</text:span> knight movement is still within the phone layout</text:p>
      <text:p text:style-name="P17"><text:tab/> <text:s text:c="3"/>// <text:span text:style-name="T18">recursively call to find next legit movement</text:span></text:p>
      <text:p text:style-name="P18"><text:s text:c="15"/>// <text:s/><text:span text:style-name="T18">at the end, when length is 7, <text:s/></text:span><text:span text:style-name="T14">numOfPNumbers </text:span><text:span text:style-name="T15">returns 1</text:span></text:p>
      <text:p text:style-name="P18"><text:span text:style-name="T15"><text:tab/> <text:s text:c="2"/>// <text:s/>so when we find 1 legit phone number, total </text:span><text:span text:style-name="T16">will </text:span><text:span text:style-name="T15">increment by 1</text:span></text:p>
      <text:p text:style-name="P17"><text:s text:c="16"/>total += <text:span text:style-name="T14">numOfPNumbers</text:span>(x + 2, y + 1, length + 1);</text:p>
      <text:p text:style-name="P17"><text:s text:c="12"/>}</text:p>
      <text:p text:style-name="P17"><text:s text:c="12"/>if (!(x + 2 &gt;= ROWS || y - 1 &gt;= COLS || x + 2 &lt; 0 || y - 1 &lt; 0)) {</text:p>
      <text:p text:style-name="P17"><text:s text:c="16"/>total += numOfPNumbers(x + 2, y - 1, length + 1);</text:p>
      <text:p text:style-name="P17"><text:s text:c="12"/>}</text:p>
      <text:p text:style-name="P17"><text:s text:c="12"/>if (!(x + 1 &gt;= ROWS || y - 2 &gt;= COLS || x + 1 &lt; 0 || y - 2 &lt; 0)) {</text:p>
      <text:p text:style-name="P17"><text:s text:c="16"/>total += numOfPNumbers(x + 1, y - 2, length + 1);</text:p>
      <text:p text:style-name="P17"><text:s text:c="12"/>}</text:p>
      <text:p text:style-name="P17"><text:s text:c="12"/>if (!(x - 1 &gt;= ROWS || y - 2 &gt;= COLS || x - 1 &lt; 0 || y - 2 &lt; 0)) {</text:p>
      <text:p text:style-name="P17"><text:s text:c="16"/>total += numOfPNumbers(x - 1, y - 2, length + 1);</text:p>
      <text:p text:style-name="P17"><text:s text:c="12"/>}</text:p>
      <text:p text:style-name="P17"><text:s text:c="12"/>if (!(x + 1 &gt;= ROWS || y + 2 &gt;= COLS || x + 1 &lt; 0 || y + 2 &lt; 0)) {</text:p>
      <text:p text:style-name="P17"><text:s text:c="16"/>total += numOfPNumbers(x + 1, y + 2, length + 1);</text:p>
      <text:p text:style-name="P17"><text:s text:c="12"/>}</text:p>
      <text:p text:style-name="P17"><text:s text:c="12"/>if (!(x - 1 &gt;= ROWS || y + 2 &gt;= COLS || x - 1 &lt; 0 || y + 2 &lt; 0)) {</text:p>
      <text:p text:style-name="P17"><text:s text:c="16"/>total += numOfPNumbers(x - 1, y + 2, length + 1);</text:p>
      <text:p text:style-name="P17"><text:s text:c="12"/>}</text:p>
      <text:p text:style-name="P17"><text:s text:c="12"/>if (!(x - 2 &gt;= ROWS || y - 1 &gt;= COLS || x - 2 &lt; 0 || y - 1 &lt; 0)) {</text:p>
      <text:p text:style-name="P17"><text:s text:c="16"/>total += numOfPNumbers(x - 2, y - 1, length + 1);</text:p>
      <text:p text:style-name="P17"><text:s text:c="12"/>}</text:p>
      <text:p text:style-name="P17"><text:s text:c="12"/>if (!(x - 2 &gt;= ROWS || y + 1 &gt;= COLS || x - 2 &lt; 0 || y + 1 &lt; 0)) {</text:p>
      <text:p text:style-name="P17"><text:s text:c="16"/>total += numOfPNumbers(x - 2, y + 1, length + 1);</text:p>
      <text:p text:style-name="P17"><text:s text:c="12"/>}</text:p>
      <text:p text:style-name="P17"><text:s text:c="8"/>}</text:p>
      <text:p text:style-name="P17"><text:s text:c="8"/>return total;</text:p>
      <text:p text:style-name="P19">}</text:p>
      <text:p text:style-name="P13"><text:soft-page-break/></text:p>
      <text:p text:style-name="P20">Basically, the logic is that when the recursive call get<text:span text:style-name="T20">s</text:span> to 7 level deep, that means we <text:span text:style-name="T22">successfully found </text:span><text:s/><text:span text:style-name="T20">a valid </text:span>7 <text:span text:style-name="T20">digits </text:span>number. We <text:span text:style-name="T22">then </text:span>return 1 <text:span text:style-name="T22">and</text:span> add it to total. If <text:span text:style-name="T22">before we found a valid number, </text:span>there are no more legit knight movement<text:span text:style-name="T22">s</text:span> can be made, or we move<text:span text:style-name="T22">d</text:span> to a symbol, we return 0 a<text:span text:style-name="T22">s</text:span> saying we failed to find a valid number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1:20:35.674288872</meta:creation-date>
    <dc:date>2018-02-28T22:24:33.126854265</dc:date>
    <meta:editing-duration>PT4H9M13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6" meta:paragraph-count="119" meta:word-count="1109" meta:character-count="5498" meta:non-whitespace-character-count="3989"/>
  </office:meta>
</office:document-meta>
</file>